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cm"/>
    </style:style>
    <style:style style:name="gr7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064cm" svg:height="3.81cm" svg:x="11.287cm" svg:y="13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92cm" svg:height="1.792cm" svg:x="12.303cm" svg:y="14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244cm" svg:y1="14.836cm" svg:x2="13.244cm" svg:y2="13.827cm">
            <text:p/>
          </draw:line>
          <draw:line draw:style-name="gr2" draw:text-style-name="P1" draw:layer="layout" svg:x1="13.319cm" svg:y1="17.637cm" svg:x2="13.319cm" svg:y2="16.628cm">
            <text:p/>
          </draw:line>
          <draw:line draw:style-name="gr2" draw:text-style-name="P1" draw:layer="layout" svg:x1="13.997cm" svg:y1="15.171cm" svg:x2="14.787cm" svg:y2="14.387cm">
            <text:p/>
          </draw:line>
          <draw:line draw:style-name="gr2" draw:text-style-name="P1" draw:layer="layout" svg:x1="14.223cm" svg:y1="15.956cm" svg:x2="15.239cm" svg:y2="16.516cm">
            <text:p/>
          </draw:line>
          <draw:line draw:style-name="gr2" draw:text-style-name="P1" draw:layer="layout" svg:x1="12.416cm" svg:y1="16.292cm" svg:x2="11.626cm" svg:y2="16.74cm">
            <text:p/>
          </draw:line>
          <draw:line draw:style-name="gr2" draw:text-style-name="P1" draw:layer="layout" svg:x1="12.303cm" svg:y1="15.396cm" svg:x2="11.513cm" svg:y2="14.836cm">
            <text:p/>
          </draw:line>
          <draw:frame draw:style-name="gr3" draw:text-style-name="P2" draw:layer="layout" svg:width="5.027cm" svg:height="0.878cm" svg:x="11.287cm" svg:y="17.637cm">
            <draw:text-box>
              <text:p text:style-name="P2"><text:span text:style-name="T1">OS network buffer</text:span></text:p>
            </draw:text-box>
          </draw:frame>
        </draw:g>
        <draw:custom-shape draw:style-name="gr4" draw:text-style-name="P3" draw:layer="layout" svg:width="5.08cm" svg:height="1.27cm" svg:x="7.096cm" svg:y="5.064cm">
          <text:p text:style-name="P1"><text:span text:style-name="T1">Infinispan 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382cm" svg:height="1.27cm" svg:x="3.794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9.89cm" svg:y1="6.461cm" svg:x2="9.89cm" svg:y2="8.366cm">
          <text:p/>
        </draw:line>
        <draw:frame draw:style-name="gr3" draw:text-style-name="P4" draw:layer="layout" svg:width="1.543cm" svg:height="0.806cm" svg:x="9.744cm" svg:y="6.925cm">
          <draw:text-box>
            <text:p><text:span text:style-name="T2">copy</text:span></text:p>
          </draw:text-box>
        </draw:frame>
        <draw:line draw:style-name="gr5" draw:text-style-name="P1" draw:layer="layout" svg:x1="7.858cm" svg:y1="9.636cm" svg:x2="12.557cm" svg:y2="14.716cm">
          <text:p/>
        </draw:line>
        <draw:line draw:style-name="gr2" draw:text-style-name="P1" draw:layer="layout" svg:x1="2.016cm" svg:y1="12.811cm" svg:x2="25.892cm" svg:y2="12.811cm">
          <text:p/>
        </draw:line>
        <draw:frame draw:style-name="gr3" draw:text-style-name="P2" draw:layer="layout" svg:width="1.696cm" svg:height="0.878cm" svg:x="2.016cm" svg:y="11.922cm">
          <draw:text-box>
            <text:p><text:span text:style-name="T1">Java</text:span></text:p>
          </draw:text-box>
        </draw:frame>
        <draw:frame draw:style-name="gr3" draw:text-style-name="P2" draw:layer="layout" svg:width="2.102cm" svg:height="0.878cm" svg:x="1.891cm" svg:y="13.04cm">
          <draw:text-box>
            <text:p><text:span text:style-name="T1">Native</text:span></text:p>
          </draw:text-box>
        </draw:frame>
        <draw:frame draw:style-name="gr6" draw:text-style-name="P1" draw:layer="layout" svg:width="4.507cm" svg:height="0.878cm" svg:x="7.415cm" svg:y="8.631cm">
          <draw:text-box>
            <text:p text:style-name="P1"><text:span text:style-name="T1">Infinispan buffer</text:span></text:p>
          </draw:text-box>
        </draw:frame>
        <draw:line draw:style-name="gr2" draw:text-style-name="P1" draw:layer="layout" svg:x1="7.096cm" svg:y1="8.366cm" svg:x2="7.096cm" svg:y2="9.636cm">
          <text:p/>
        </draw:line>
        <draw:frame draw:style-name="gr6" draw:text-style-name="P1" draw:layer="layout" svg:width="3.249cm" svg:height="0.878cm" svg:x="3.732cm" svg:y="8.631cm">
          <draw:text-box>
            <text:p text:style-name="P1"><text:span text:style-name="T1">JGRP hdrs</text:span></text:p>
          </draw:text-box>
        </draw:frame>
        <draw:custom-shape draw:style-name="gr7" draw:text-style-name="P1" draw:layer="layout" svg:width="0.381cm" svg:height="0.381cm" svg:x="8.874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9.25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9.89cm" svg:y="2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81cm" svg:height="0.381cm" svg:x="10.144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89cm" svg:y1="3.413cm" svg:x2="9.89cm" svg:y2="4.937cm">
          <text:p/>
        </draw:line>
        <draw:frame draw:style-name="gr3" draw:text-style-name="P4" draw:layer="layout" svg:width="3.122cm" svg:height="0.806cm" svg:x="9.763cm" svg:y="3.794cm">
          <draw:text-box>
            <text:p><text:span text:style-name="T2">serialization</text:span></text:p>
          </draw:text-box>
        </draw:frame>
        <draw:frame draw:style-name="gr3" draw:text-style-name="P4" draw:layer="layout" svg:width="3.122cm" svg:height="0.806cm" svg:x="8.448cm" svg:y="13.178cm">
          <draw:text-box>
            <text:p><text:span text:style-name="T2">socket write</text:span></text:p>
          </draw:text-box>
        </draw:frame>
        <draw:custom-shape draw:style-name="gr4" draw:text-style-name="P3" draw:layer="layout" svg:width="8.382cm" svg:height="1.27cm" svg:x="15.09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4.507cm" svg:height="0.878cm" svg:x="18.718cm" svg:y="8.631cm">
          <draw:text-box>
            <text:p text:style-name="P1"><text:span text:style-name="T1">Infinispan buffer</text:span></text:p>
          </draw:text-box>
        </draw:frame>
        <draw:line draw:style-name="gr2" draw:text-style-name="P1" draw:layer="layout" svg:x1="18.399cm" svg:y1="8.366cm" svg:x2="18.399cm" svg:y2="9.636cm">
          <text:p/>
        </draw:line>
        <draw:frame draw:style-name="gr6" draw:text-style-name="P1" draw:layer="layout" svg:width="3.249cm" svg:height="0.878cm" svg:x="15.035cm" svg:y="8.631cm">
          <draw:text-box>
            <text:p text:style-name="P1"><text:span text:style-name="T1">JGRP hdrs</text:span></text:p>
          </draw:text-box>
        </draw:frame>
        <draw:line draw:style-name="gr5" draw:text-style-name="P1" draw:layer="layout" svg:x1="13.827cm" svg:y1="14.589cm" svg:x2="18.526cm" svg:y2="9.763cm">
          <text:p/>
        </draw:line>
        <draw:frame draw:style-name="gr3" draw:text-style-name="P4" draw:layer="layout" svg:width="3.072cm" svg:height="0.806cm" svg:x="14.843cm" svg:y="13.178cm">
          <draw:text-box>
            <text:p><text:span text:style-name="T2">socket read</text:span></text:p>
          </draw:text-box>
        </draw:frame>
        <draw:custom-shape draw:style-name="gr4" draw:text-style-name="P3" draw:layer="layout" svg:width="5.08cm" svg:height="1.27cm" svg:x="18.399cm" svg:y="5.064cm">
          <text:p text:style-name="P1"><text:span text:style-name="T1">Infinispan buff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1.066cm" svg:y1="8.239cm" svg:x2="21.066cm" svg:y2="6.461cm">
          <text:p/>
        </draw:line>
        <draw:custom-shape draw:style-name="gr7" draw:text-style-name="P1" draw:layer="layout" svg:width="0.381cm" svg:height="0.381cm" svg:x="19.976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20.357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20.992cm" svg:y="2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81cm" svg:height="0.381cm" svg:x="21.246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1.066cm" svg:y1="3.286cm" svg:x2="21.066cm" svg:y2="4.81cm">
          <text:p/>
        </draw:line>
        <draw:frame draw:style-name="gr3" draw:text-style-name="P4" draw:layer="layout" svg:width="3.838cm" svg:height="0.806cm" svg:x="20.865cm" svg:y="3.667cm">
          <draw:text-box>
            <text:p><text:span text:style-name="T2">de-serialization</text:span></text:p>
          </draw:text-box>
        </draw:frame>
        <draw:frame draw:style-name="gr3" draw:text-style-name="P4" draw:layer="layout" svg:width="1.082cm" svg:height="0.806cm" svg:x="21.047cm" svg:y="6.969cm">
          <draw:text-box>
            <text:p><text:span text:style-name="T2">ref</text:span></text:p>
          </draw:text-box>
        </draw:frame>
        <draw:frame draw:style-name="gr3" draw:text-style-name="P4" draw:layer="layout" svg:width="1.543cm" svg:height="0.806cm" svg:x="9.744cm" svg:y="11.033cm">
          <draw:text-box>
            <text:p><text:span text:style-name="T2">copy</text:span></text:p>
          </draw:text-box>
        </draw:frame>
        <draw:frame draw:style-name="gr3" draw:text-style-name="P4" draw:layer="layout" svg:width="1.543cm" svg:height="0.806cm" svg:x="16.983cm" svg:y="11.033cm">
          <draw:text-box>
            <text:p><text:span text:style-name="T2">copy</text:span></text:p>
          </draw:text-box>
        </draw:frame>
        <draw:frame draw:style-name="gr6" draw:text-style-name="P1" draw:layer="layout" svg:width="2.919cm" svg:height="0.878cm" svg:x="13.192cm" svg:y="1.9cm">
          <draw:text-box>
            <text:p text:style-name="P1"><text:span text:style-name="T1">Infinisp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2T13:39:53</meta:creation-date>
    <dc:date>2014-01-02T14:18:17</dc:date>
    <meta:editing-duration>PT29M13S</meta:editing-duration>
    <meta:editing-cycles>8</meta:editing-cycles>
    <meta:generator>LibreOffice/3.6$Linux_X86_64 LibreOffice_project/360m1$Build-2</meta:generator>
    <meta:document-statistic meta:object-count="46"/>
  </office:meta>
</office:document-meta>
</file>